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color="#000000" style:font-name="Calibri" fo:font-size="11pt" fo:language="es" fo:country="PE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table:style-name="ce5"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table:number-columns-repeated="2" office:value-type="float" office:value="3199" calcext:value-type="float">
            <text:p>319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9:34:04.251296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6T19:46:14.945831728</dc:date>
    <dc:creator>Jesus Castagnetto</dc:creator>
    <meta:editing-duration>PT9H57M34S</meta:editing-duration>
    <meta:editing-cycles>61</meta:editing-cycles>
    <meta:generator>LibreOffice/6.4.3.2$Linux_X86_64 LibreOffice_project/40$Build-2</meta:generator>
    <meta:document-statistic meta:table-count="1" meta:cell-count="408" meta:object-count="0"/>
  </office:meta>
</office:document-meta>
</file>